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svg:stroke-width="0.356cm" svg:stroke-color="#dd4814" draw:marker-start-width="0.731cm" draw:marker-end="Arrowheads_20_1" draw:marker-end-width="0.831cm" draw:fill="none" draw:textarea-vertical-align="middle" fo:padding-top="0.3cm" fo:padding-bottom="0.3cm" fo:padding-left="0.425cm" fo:padding-right="0.425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r10" style:family="presentation" style:parent-style-name="Jugo1-outline1" style:list-style-name="L4">
      <style:graphic-properties fo:min-height="11.843cm"/>
    </style:style>
    <style:style style:name="pr11" style:family="presentation" style:parent-style-name="Jugo1-outline1" style:list-style-name="L4">
      <style:graphic-properties fo:min-height="11.843cm"/>
    </style:style>
    <style:style style:name="pr12" style:family="presentation" style:parent-style-name="Jugo1-outline1" style:list-style-name="L4">
      <style:graphic-properties fo:min-height="11.843cm"/>
    </style:style>
    <style:style style:name="pr13" style:family="presentation" style:parent-style-name="Jugo1-outline1" style:list-style-name="L4">
      <style:graphic-properties fo:min-height="11.843cm"/>
    </style:style>
    <style:style style:name="pr14" style:family="presentation" style:parent-style-name="Jugo1-outline1" style:list-style-name="L4">
      <style:graphic-properties fo:min-height="11.843cm"/>
    </style:style>
    <style:style style:name="co1" style:family="table-column">
      <style:table-column-properties style:column-width="11.75cm" style:use-optimal-column-width="false"/>
    </style:style>
    <style:style style:name="ro1" style:family="table-row">
      <style:table-row-properties style:row-height="2.241cm"/>
    </style:style>
    <style:style style:name="ro2" style:family="table-row">
      <style:table-row-properties style:row-height="2.242cm"/>
    </style:style>
    <style:style style:name="ce1" style:family="table-cell">
      <style:graphic-properties style:repeat="repeat"/>
      <style:paragraph-properties fo:text-align="center"/>
      <style:text-properties fo:color="#77216f" fo:font-size="44pt" fo:font-weight="bold" style:font-size-asian="44pt" style:font-weight-asian="bold" style:font-size-complex="44pt" style:font-weight-complex="bold"/>
    </style:style>
    <style:style style:name="ce2" style:family="table-cell">
      <style:graphic-properties style:repeat="repeat" draw:textarea-vertical-align="middle"/>
      <style:paragraph-properties fo:text-align="center"/>
      <style:text-properties fo:font-size="26pt" style:font-size-asian="26pt" style:font-size-complex="26pt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paragraph-properties fo:margin-top="0cm" fo:margin-bottom="0cm" fo:line-height="100%" fo:text-align="center" style:punctuation-wrap="simple" style:writing-mode="lr-tb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 style:punctuation-wrap="simple" style:writing-mode="lr-tb"/>
    </style:style>
    <style:style style:name="P7" style:family="paragraph"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77216f" fo:font-size="44pt" fo:font-weight="bold" style:font-size-asian="44pt" style:font-weight-asian="bold" style:font-size-complex="44pt" style:font-weight-complex="bold"/>
    </style:style>
    <style:style style:name="T5" style:family="text">
      <style:text-properties fo:color="#dd4814" fo:font-weight="bold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color="#77295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-1: 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Programming, Algorithm, Flowchart, Pseudocode, C langu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C language</text:p>
              </text:list-item>
              <text:list-item>
                <text:p>Hello world!</text:p>
              </text:list-item>
              <text:list-item>
                <text:p>Decision Tree</text:p>
              </text:list-item>
              <text:list-item>
                <text:p>Lo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Review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Programming</text:p>
              </text:list-item>
              <text:list-item>
                <text:p>Flowchart</text:p>
              </text:list-item>
              <text:list-item>
                <text:p>Pseudocode</text:p>
              </text:list-item>
              <text:list-item>
                <text:p>Binary</text:p>
              </text:list-item>
              <text:list-item>
                <text:p>Compiler</text:p>
              </text:list-item>
              <text:list-item>
                <text:p>C Vs C++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lgorithm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Algoritma adalah <text:span text:style-name="T2">langkah-langkah logis </text:span><text:span text:style-name="T3">penyelesaian suatu masalah </text:span></text:p>
              </text:list-item>
              <text:list-item>
                <text:p><text:span text:style-name="T3">Input <text:s/></text:span><text:span text:style-name="T2">&gt;&gt;</text:span><text:span text:style-name="T3"> ALGORITMA </text:span><text:span text:style-name="T2">&gt;&gt;</text:span><text:span text:style-name="T3"> output</text:span></text:p>
              </text:list-item>
              <text:list-item>
                <text:p><text:span text:style-name="T3">Algoritma bisa berupa:</text:span></text:p>
                <text:list>
                  <text:list-item>
                    <text:p><text:span text:style-name="T3">Flowchart</text:span></text:p>
                  </text:list-item>
                  <text:list-item>
                    <text:p><text:span text:style-name="T3">Pseudo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 Vs C++</text:p>
          </draw:text-box>
        </draw:frame>
        <draw:frame draw:style-name="standard" draw:layer="layout" svg:width="23.499cm" svg:height="11.206cm" svg:x="2.2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<text:span text:style-name="T4">C</text:span></text:p>
              </table:table-cell>
              <table:table-cell>
                <text:p text:style-name="P2"><text:span text:style-name="T4">C++</text:span></text:p>
              </table:table-cell>
            </table:table-row>
            <table:table-row table:style-name="ro1" table:default-cell-style-name="ce2">
              <table:table-cell>
                <text:p text:style-name="P3">Structural/Procedural</text:p>
              </table:table-cell>
              <table:table-cell>
                <text:p text:style-name="P3">Objec Oriented</text:p>
              </table:table-cell>
            </table:table-row>
            <table:table-row table:style-name="ro1" table:default-cell-style-name="ce2">
              <table:table-cell>
                <text:p text:style-name="P3">Standard Library (stdio)</text:p>
              </table:table-cell>
              <table:table-cell>
                <text:p text:style-name="P3">iostream</text:p>
              </table:table-cell>
            </table:table-row>
            <table:table-row table:style-name="ro1" table:default-cell-style-name="ce2">
              <table:table-cell>
                <text:p text:style-name="P3">Simplicity</text:p>
              </table:table-cell>
              <table:table-cell>
                <text:p text:style-name="P3">Complexity</text:p>
              </table:table-cell>
            </table:table-row>
            <table:table-row table:style-name="ro2" table:default-cell-style-name="ce2">
              <table:table-cell>
                <text:p text:style-name="P3">User defined, struct</text:p>
              </table:table-cell>
              <table:table-cell>
                <text:p text:style-name="P3">Template, Class, et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 C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Hello C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\n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Hello, Bagus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char nama[10] = "Bagus"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Hello, Bagus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char nama[10]; <text:s text:c="3"/></text:p>
              </text:list-item>
              <text:list-item>
                <text:p><text:s text:c="4"/>printf("Masukkan nama anda: ");</text:p>
              </text:list-item>
              <text:list-item>
                <text:p><text:s text:c="4"/>scanf("%s", nama)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How it works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Source Code</text:p>
                <text:p/>
                <text:p/>
                <text:p>Compiler<text:tab/><text:tab/><text:tab/><text:tab/><text:tab/><text:tab/><text:span text:style-name="T5">&gt;&gt;</text:span> <text:tab/>Compile/build</text:p>
                <text:p/>
                <text:p/>
                <text:p>Objec Code<text:tab/><text:tab/><text:tab/><text:tab/><text:tab/><text:span text:style-name="T5">&gt;&gt;</text:span><text:span text:style-name="T5"><text:tab/></text:span> <text:tab/>Run</text:p>
              </text:list-header>
            </text:list>
          </draw:text-box>
        </draw:frame>
        <draw:frame draw:style-name="gr2" draw:layer="layout" svg:width="4.4cm" svg:height="0.967cm" svg:x="5.4cm" svg:y="18cm">
          <draw:text-box>
            <text:p>fdsafa</text:p>
          </draw:text-box>
        </draw:frame>
        <draw:line draw:style-name="gr3" draw:text-style-name="P2" draw:layer="layout" svg:x1="5.6cm" svg:y1="6.4cm" svg:x2="5.6cm" svg:y2="9.6cm">
          <text:p/>
        </draw:line>
        <draw:line draw:style-name="gr3" draw:text-style-name="P2" draw:layer="layout" svg:x1="5.6cm" svg:y1="11.111cm" svg:x2="5.6cm" svg:y2="14.311cm">
          <text:p/>
        </draw:lin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Decision Tree: IF 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Jika nila kurang dari 60</text:p>
                <text:p>cetak “anda lolos”</text:p>
              </text:list-item>
              <text:list-item>
                <text:p>Sebaliknya</text:p>
                <text:p>anda “tidak lolos”</text:p>
                <text:p/>
                <text:p>if (x &gt; 60)</text:p>
                <text:list>
                  <text:list-header>
                    <text:p>printf(“Anda Lolos”);</text:p>
                  </text:list-header>
                </text:list>
                <text:p>else</text:p>
                <text:list>
                  <text:list-header>
                    <text:p>printf(“Anda tidak lolos”);</text:p>
                  </text:list-header>
                </text:list>
              </text:list-item>
            </text:list>
          </draw:text-box>
        </draw:frame>
        <draw:g>
          <draw:custom-shape draw:name="AutoShape 15" draw:style-name="gr4" draw:text-style-name="P5" draw:layer="layout" svg:width="4.435cm" svg:height="1.644cm" svg:x="14.767cm" svg:y="13.579cm">
            <text:p text:style-name="P4"><text:span text:style-name="T6">PRINT</text:span></text:p>
            <text:p text:style-name="P4"><text:span text:style-name="T6">“</text:span><text:span text:style-name="T6">PASS”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g draw:name="Group 34">
            <draw:custom-shape draw:name="AutoShape 9" draw:style-name="gr4" draw:text-style-name="P5" draw:layer="layout" svg:width="2.61cm" svg:height="0.938cm" svg:x="19.459cm" svg:y="5.081cm">
              <text:p text:style-name="P4"><text:span text:style-name="T6">START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0" draw:style-name="gr5" draw:text-style-name="P5" draw:layer="layout" svg:x1="20.764cm" svg:y1="6.02cm" svg:x2="20.764cm" svg:y2="6.725cm">
              <text:p/>
            </draw:line>
            <draw:custom-shape draw:name="AutoShape 11" draw:style-name="gr4" draw:text-style-name="P5" draw:layer="layout" svg:width="5.736cm" svg:height="1.41cm" svg:x="17.849cm" svg:y="6.757cm">
              <text:p text:style-name="P4"><text:span text:style-name="T6">Input</text:span></text:p>
              <text:p text:style-name="P4"><text:span text:style-name="T6">M1,M2,M3,M4</text:span></text:p>
              <draw:enhanced-geometry draw:mirror-horizontal="false" draw:mirror-vertical="false" svg:viewBox="0 0 0 0" drawooo:sub-view-size="5 5" draw:text-areas="?f8 0 ?f2 ?f7" draw:type="ooxml-flowChartInputOutput" draw:enhanced-path="M 0 5 L 1 0 5 0 4 5 Z N">
                <draw:equation draw:name="f0" draw:formula="logwidth*2/5"/>
                <draw:equation draw:name="f1" draw:formula="logwidth*3/5"/>
                <draw:equation draw:name="f2" draw:formula="logwidth*4/5"/>
                <draw:equation draw:name="f3" draw:formula="logwidth*9/10"/>
                <draw:equation draw:name="f4" draw:formula="logwidth/2"/>
                <draw:equation draw:name="f5" draw:formula="logwidth/10"/>
                <draw:equation draw:name="f6" draw:formula="logheight/2"/>
                <draw:equation draw:name="f7" draw:formula="logheight"/>
                <draw:equation draw:name="f8" draw:formula="logwidth/5"/>
              </draw:enhanced-geometry>
            </draw:custom-shape>
            <draw:custom-shape draw:name="AutoShape 12" draw:style-name="gr4" draw:text-style-name="P5" draw:layer="layout" svg:width="6.565cm" svg:height="0.938cm" svg:x="17.1cm" svg:y="9.12cm">
              <text:p text:style-name="P6"><text:span text:style-name="T6">GRADE</text:span><text:span text:style-name="T7"></text:span><text:span text:style-name="T6">(M1+M2+M3+M4)/4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3" draw:style-name="gr5" draw:text-style-name="P5" draw:layer="layout" svg:x1="20.455cm" svg:y1="8.167cm" svg:x2="20.455cm" svg:y2="9.111cm">
              <text:p/>
            </draw:line>
            <draw:custom-shape draw:name="AutoShape 14" draw:style-name="gr4" draw:text-style-name="P5" draw:layer="layout" svg:width="5.216cm" svg:height="2.349cm" svg:x="17.849cm" svg:y="10.756cm">
              <text:p text:style-name="P4"><text:span text:style-name="T6">IS</text:span></text:p>
              <text:p text:style-name="P4"><text:span text:style-name="T6">GRADE&gt;</text:span></text:p>
              <text:p text:style-name="P4"><text:span text:style-name="T6">60</text:span></text:p>
              <draw:enhanced-geometry draw:mirror-horizontal="false" draw:mirror-vertical="false" svg:viewBox="0 0 0 0" drawooo:sub-view-size="2 2" draw:text-areas="?f6 ?f7 ?f0 ?f1" draw:type="ooxml-flowChartDecision" draw:enhanced-path="M 0 1 L 1 0 2 1 1 2 Z N">
                <draw:equation draw:name="f0" draw:formula="logwidth*3/4"/>
                <draw:equation draw:name="f1" draw:formula="logheight*3/4"/>
                <draw:equation draw:name="f2" draw:formula="logwidth/2"/>
                <draw:equation draw:name="f3" draw:formula="logheight/2"/>
                <draw:equation draw:name="f4" draw:formula="logheight"/>
                <draw:equation draw:name="f5" draw:formula="logwidth"/>
                <draw:equation draw:name="f6" draw:formula="logwidth/4"/>
                <draw:equation draw:name="f7" draw:formula="logheight/4"/>
              </draw:enhanced-geometry>
            </draw:custom-shape>
            <draw:custom-shape draw:name="AutoShape 16" draw:style-name="gr4" draw:text-style-name="P5" draw:layer="layout" svg:width="4.435cm" svg:height="1.644cm" svg:x="21.761cm" svg:y="13.579cm">
              <text:p text:style-name="P4"><text:span text:style-name="T6">PRINT</text:span></text:p>
              <text:p text:style-name="P4"><text:span text:style-name="T6">“</text:span><text:span text:style-name="T6">FAIL”</text:span></text:p>
  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  <draw:equation draw:name="f0" draw:formula="logwidth*5/6"/>
                <draw:equation draw:name="f1" draw:formula="logwidth/2"/>
                <draw:equation draw:name="f2" draw:formula="logheight/2"/>
                <draw:equation draw:name="f3" draw:formula="logheight"/>
                <draw:equation draw:name="f4" draw:formula="logwidth"/>
                <draw:equation draw:name="f5" draw:formula="logwidth/6"/>
                <draw:equation draw:name="f6" draw:formula="(16200000)/60000.0"/>
                <draw:equation draw:name="f7" draw:formula="(10800000)/60000.0"/>
              </draw:enhanced-geometry>
            </draw:custom-shape>
            <draw:line draw:name="Line 17" draw:style-name="gr5" draw:text-style-name="P5" draw:layer="layout" svg:x1="20.455cm" svg:y1="15.928cm" svg:x2="20.455cm" svg:y2="16.4cm">
              <text:p/>
            </draw:line>
            <draw:custom-shape draw:name="AutoShape 18" draw:style-name="gr4" draw:text-style-name="P5" draw:layer="layout" svg:width="2.605cm" svg:height="0.938cm" svg:x="19.155cm" svg:y="16.401cm">
              <text:p text:style-name="P4"><text:span text:style-name="T6">STOP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9" draw:style-name="gr6" draw:text-style-name="P5" draw:layer="layout" svg:x1="16.883cm" svg:y1="15.928cm" svg:x2="24.371cm" svg:y2="15.928cm">
              <text:p/>
            </draw:line>
            <draw:line draw:name="Line 20" draw:style-name="gr6" draw:text-style-name="P5" draw:layer="layout" svg:x1="16.883cm" svg:y1="15.928cm" svg:x2="16.883cm" svg:y2="15.223cm">
              <text:p/>
            </draw:line>
            <draw:line draw:name="Line 21" draw:style-name="gr6" draw:text-style-name="P5" draw:layer="layout" svg:x1="24.371cm" svg:y1="15.928cm" svg:x2="24.371cm" svg:y2="15.223cm">
              <text:p/>
            </draw:line>
            <draw:line draw:name="Line 22" draw:style-name="gr6" draw:text-style-name="P5" draw:layer="layout" svg:x1="23.066cm" svg:y1="11.929cm" svg:x2="24.371cm" svg:y2="11.929cm">
              <text:p/>
            </draw:line>
            <draw:line draw:name="Line 23" draw:style-name="gr5" draw:text-style-name="P5" draw:layer="layout" svg:x1="24.371cm" svg:y1="11.929cm" svg:x2="24.371cm" svg:y2="13.578cm">
              <text:p/>
            </draw:line>
            <draw:line draw:name="Line 24" draw:style-name="gr5" draw:text-style-name="P5" draw:layer="layout" svg:x1="16.672cm" svg:y1="11.854cm" svg:x2="16.672cm" svg:y2="13.503cm">
              <text:p/>
            </draw:line>
            <draw:line draw:name="Line 26" draw:style-name="gr5" draw:text-style-name="P5" draw:layer="layout" svg:x1="20.455cm" svg:y1="10.05cm" svg:x2="20.455cm" svg:y2="10.756cm">
              <text:p/>
            </draw:line>
            <draw:custom-shape draw:name="Text Box 27" draw:style-name="gr7" draw:text-style-name="P5" draw:layer="layout" svg:width="1.304cm" svg:height="0.7cm" svg:x="23.022cm" svg:y="11.219cm">
              <text:p text:style-name="P4"><text:span text:style-name="T6">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8" draw:style-name="gr7" draw:text-style-name="P5" draw:layer="layout" svg:width="1.304cm" svg:height="0.705cm" svg:x="16.672cm" svg:y="11.149cm">
              <text:p text:style-name="P4"><text:span text:style-name="T6">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3" draw:style-name="gr6" draw:text-style-name="P5" draw:layer="layout" svg:x1="16.636cm" svg:y1="11.854cm" svg:x2="17.942cm" svg:y2="11.854cm">
              <text:p/>
            </draw:line>
          </draw:g>
        </draw:g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IF ... ELSE IF .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/>
                <text:p>if (n &gt; 0)</text:p>
                <text:p><text:s text:c="8"/>printf("Anda memasukkan bilangan positif!");</text:p>
                <text:p>else if (n == 0)</text:p>
                <text:p><text:s text:c="8"/>printf("Anda memasukkan bilangan 0");</text:p>
                <text:p>else</text:p>
                <text:p><text:s text:c="8"/>printf("Anda memasukkan bilangan negatif!");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Loop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Untuk i=0, i kurang dari 10, i=i++</text:p>
                <text:list>
                  <text:list-header>
                    <text:p>cetak *</text:p>
                  </text:list-header>
                </text:list>
              </text:list-item>
              <text:list-item>
                <text:p>I++ <text:s/><text:span text:style-name="T5">&gt;&gt;</text:span> <text:s/>i = i+1</text:p>
                <text:p/>
                <text:p/>
              </text:list-item>
              <text:list-item>
                <text:p>Output :</text:p>
                <text:list>
                  <text:list-header>
                    <text:p/>
                  </text:list-header>
                </text:list>
                <text:p><text:span text:style-name="T2">**********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For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For [1]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\n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For [2]</text:p>
          </draw:text-box>
        </draw:frame>
        <draw:frame presentation:style-name="pr12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");</text:p>
              </text:list-item>
              <text:list-item>
                <text:p><text:s text:c="8"/>printf("\n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draw:frame presentation:style-name="pr7" draw:layer="layout" svg:width="23.5cm" svg:height="2.143cm" svg:x="2.2cm" svg:y="1.2cm" presentation:class="title" presentation:user-transformed="true">
          <draw:text-box>
            <text:p>For [4]</text:p>
          </draw:text-box>
        </draw:frame>
        <draw:frame presentation:style-name="pr13" draw:layer="layout" svg:width="23.5cm" svg:height="15.267cm" svg:x="1.882cm" svg:y="3.941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(void) <text:span text:style-name="T8">{</text:span></text:p>
              </text:list-item>
              <text:list-item>
                <text:p>int i,j,a; <text:s text:c="3"/></text:p>
              </text:list-item>
              <text:list-item>
                <text:p>for (i=1; i&lt;=10; i++) <text:tab/><text:span text:style-name="T5">{</text:span> </text:p>
              </text:list-item>
              <text:list-item>
                <text:p><text:s text:c="8"/>for (j=1;j&lt;=i; j++)</text:p>
              </text:list-item>
              <text:list-item>
                <text:p><text:s text:c="12"/>printf("*");</text:p>
              </text:list-item>
              <text:list-item>
                <text:p><text:s text:c="13"/>a=i;</text:p>
              </text:list-item>
              <text:list-item>
                <text:p><text:s text:c="13"/>a=a+1; </text:p>
              </text:list-item>
              <text:list-item>
                <text:p><text:s text:c="12"/>printf("\n"); <text:s/><text:tab/><text:span text:style-name="T5">} </text:span><text:span text:style-name="T5"><text:tab/></text:span></text:p>
              </text:list-item>
              <text:list-item>
                <text:p><text:span text:style-name="T5"><text:s text:c="2"/></text:span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draw:frame presentation:style-name="pr7" draw:layer="layout" svg:width="23.5cm" svg:height="2.143cm" svg:x="1.776cm" svg:y="0.43cm" presentation:class="title" presentation:user-transformed="true">
          <draw:text-box>
            <text:p>Output</text:p>
          </draw:text-box>
        </draw:frame>
        <draw:frame presentation:style-name="pr8" draw:text-style-name="P8" draw:layer="layout" svg:width="23.5cm" svg:height="16.25cm" svg:x="2.2cm" svg:y="2.8cm" presentation:class="outline" presentation:user-transformed="true">
          <draw:text-box>
            <text:list text:style-name="L2">
              <text:list-header>
                <text:p><text:span text:style-name="T2">*</text:span></text:p>
                <text:p><text:span text:style-name="T2">**</text:span></text:p>
                <text:p><text:span text:style-name="T2">***</text:span></text:p>
                <text:p><text:span text:style-name="T2">****</text:span></text:p>
                <text:p><text:span text:style-name="T2">*****</text:span></text:p>
                <text:p><text:span text:style-name="T2">******</text:span></text:p>
                <text:p><text:span text:style-name="T2">*******</text:span></text:p>
                <text:p><text:span text:style-name="T2">********</text:span></text:p>
                <text:p><text:span text:style-name="T2">*********</text:span></text:p>
                <text:p><text:span text:style-name="T2">**********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draw:frame presentation:style-name="pr14" draw:layer="layout" svg:width="23.5cm" svg:height="12.093cm" svg:x="2.2cm" svg:y="5cm" presentation:class="outline">
          <draw:text-box>
            <text:list text:style-name="L4">
              <text:list-header>
                <text:p>Selamat Belajar</text:p>
                <text:p>Work Hard</text:p>
                <text:p>Work Smart</text:p>
                <text:p>Learning by Doing</text:p>
                <text:p>One day, One Code</text:p>
                <text:p>Keep coding!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08:43:30.735261679</meta:creation-date>
    <meta:editing-duration>PT1H29M58S</meta:editing-duration>
    <meta:editing-cycles>71</meta:editing-cycles>
    <meta:generator>LibreOffice/4.2.8.2$Linux_X86_64 LibreOffice_project/420m0$Build-2</meta:generator>
    <dc:date>2016-02-23T20:32:13.552223023</dc:date>
    <dc:creator>Bagus Tris Atmaja</dc:creator>
    <meta:document-statistic meta:object-count="132"/>
  </office:meta>
</office:document-meta>
</file>